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864b" draw:fill-color="#00b274" draw:textarea-horizontal-align="justify" draw:textarea-vertical-align="middle" draw:auto-grow-height="false" fo:min-height="5.372cm" fo:min-width="3.938cm"/>
    </style:style>
    <style:style style:name="gr2" style:family="graphic" style:parent-style-name="standard">
      <style:graphic-properties draw:textarea-horizontal-align="justify" draw:textarea-vertical-align="middle" draw:auto-grow-height="false" fo:min-height="5.372cm" fo:min-width="3.938cm"/>
    </style:style>
    <style:style style:name="gr3" style:family="graphic" style:parent-style-name="standard">
      <style:graphic-properties draw:textarea-horizontal-align="justify" draw:textarea-vertical-align="middle" draw:auto-grow-height="false" fo:min-height="1.862cm" fo:min-width="2.4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535cm" fo:min-width="3.256cm"/>
    </style:style>
    <style:style style:name="gr6" style:family="graphic" style:parent-style-name="standard">
      <style:graphic-properties draw:stroke="none" svg:stroke-color="#000000" draw:fill-color="#000000" draw:textarea-horizontal-align="justify" draw:textarea-vertical-align="middle" draw:auto-grow-height="false" fo:min-height="0.17cm" fo:min-width="0cm"/>
    </style:style>
    <style:style style:name="gr7" style:family="graphic" style:parent-style-name="objectwithoutfill">
      <style:graphic-properties svg:stroke-color="#666666" draw:marker-end="Arrow" draw:marker-end-width="0.3cm" draw:fill="none" draw:textarea-vertical-align="middle"/>
    </style:style>
    <style:style style:name="gr8" style:family="graphic" style:parent-style-name="standard">
      <style:graphic-properties draw:stroke="none" svg:stroke-color="#666666" draw:fill-color="#666666" draw:textarea-horizontal-align="justify" draw:textarea-vertical-align="middle" draw:auto-grow-height="false" fo:min-height="0.17cm" fo:min-width="0cm"/>
    </style:style>
    <style:style style:name="gr9" style:family="graphic" style:parent-style-name="standard">
      <style:graphic-properties draw:stroke="none" svg:stroke-color="#000000" draw:fill-color="#000000" draw:textarea-horizontal-align="justify" draw:textarea-vertical-align="middle" draw:auto-grow-height="false" fo:min-height="0.169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535cm" fo:min-width="3.107cm"/>
    </style:style>
    <style:style style:name="gr11" style:family="graphic" style:parent-style-name="standard">
      <style:graphic-properties draw:stroke="none" svg:stroke-color="#000000" draw:fill="none" draw:fill-color="#ffffff" draw:textarea-horizontal-align="left" draw:auto-grow-height="true" draw:auto-grow-width="false" fo:min-height="0.535cm" fo:min-width="4.128cm"/>
    </style:style>
    <style:style style:name="gr12" style:family="graphic" style:parent-style-name="standard">
      <style:graphic-properties draw:stroke="none" svg:stroke-color="#000000" draw:fill="none" draw:fill-color="#ffffff" draw:textarea-horizontal-align="left" draw:auto-grow-height="true" draw:auto-grow-width="false" fo:min-height="0.535cm" fo:min-width="4.172cm"/>
    </style:style>
    <style:style style:name="gr13" style:family="graphic" style:parent-style-name="standard">
      <style:graphic-properties draw:stroke="none" svg:stroke-color="#000000" draw:fill="none" draw:fill-color="#ffffff" draw:textarea-horizontal-align="left" draw:auto-grow-height="true" draw:auto-grow-width="false" fo:min-height="0.536cm" fo:min-width="2.467cm"/>
    </style:style>
    <style:style style:name="gr14" style:family="graphic" style:parent-style-name="standard">
      <style:graphic-properties draw:textarea-horizontal-align="justify" draw:textarea-vertical-align="middle" draw:auto-grow-height="false" fo:min-height="2.117cm" fo:min-width="3.056cm"/>
    </style:style>
    <style:style style:name="gr15" style:family="graphic" style:parent-style-name="standard">
      <style:graphic-properties draw:stroke="none" svg:stroke-color="#000000" draw:fill="none" draw:fill-color="#ffffff" draw:textarea-horizontal-align="left" draw:auto-grow-height="true" draw:auto-grow-width="false" fo:min-height="0.847cm" fo:min-width="2.467cm"/>
    </style:style>
    <style:style style:name="gr16" style:family="graphic" style:parent-style-name="standard">
      <style:graphic-properties draw:stroke="none" svg:stroke-color="#000000" draw:fill-color="#000000" draw:textarea-horizontal-align="justify" draw:textarea-vertical-align="middle" draw:auto-grow-height="false" fo:min-height="0.342cm" fo:min-width="0.091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305cm" fo:min-width="2.467cm"/>
    </style:style>
    <style:style style:name="gr19"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color="#00b274"/>
      <style:paragraph-properties fo:text-align="center"/>
      <style:text-properties fo:color="#ffffff" style:font-name="Cantarell" fo:font-size="10pt" style:font-size-asian="12pt" style:font-size-complex="12pt"/>
    </style:style>
    <style:style style:name="P3" style:family="paragraph">
      <style:paragraph-properties fo:text-align="center"/>
      <style:text-properties fo:color="#ffffff" style:font-name="Cantarell" fo:font-size="10pt" style:font-size-asian="12pt" style:font-size-complex="12pt"/>
    </style:style>
    <style:style style:name="P4" style:family="paragraph">
      <loext:graphic-properties draw:fill="none"/>
      <style:paragraph-properties fo:text-align="center"/>
      <style:text-properties style:font-name="Cantarell" fo:font-size="10pt" style:font-size-asian="12pt" style:font-size-complex="12pt"/>
    </style:style>
    <style:style style:name="P5" style:family="paragraph">
      <loext:graphic-properties draw:fill="none" draw:fill-color="#ffffff"/>
      <style:text-properties style:font-name="Cantarell" fo:font-size="10pt" style:font-size-asian="10pt" style:font-size-complex="10pt"/>
    </style:style>
    <style:style style:name="P6" style:family="paragraph">
      <loext:graphic-properties draw:fill-color="#000000"/>
      <style:paragraph-properties fo:text-align="center"/>
      <style:text-properties style:font-name="Cantarell" fo:font-size="10pt" style:font-size-asian="10pt" style:font-size-complex="10pt"/>
    </style:style>
    <style:style style:name="P7" style:family="paragraph">
      <loext:graphic-properties draw:fill="none"/>
      <style:paragraph-properties fo:text-align="center"/>
      <style:text-properties style:font-name="Cantarell" fo:font-size="10pt"/>
    </style:style>
    <style:style style:name="P8" style:family="paragraph">
      <loext:graphic-properties draw:fill-color="#666666"/>
      <style:paragraph-properties fo:text-align="center"/>
      <style:text-properties fo:color="#ffffff" style:font-name="Cantarell"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color="#ffffff"/>
    </style:style>
    <style:style style:name="T1" style:family="text">
      <style:text-properties fo:color="#ffffff" style:font-name="Cantarell" fo:font-size="10pt" style:font-size-asian="12pt" style:font-size-complex="12pt"/>
    </style:style>
    <style:style style:name="T2" style:family="text">
      <style:text-properties style:font-name="Cantarell" fo:font-size="10pt" style:font-size-asian="10pt" style:font-size-complex="10pt"/>
    </style:style>
    <style:style style:name="T3" style:family="text">
      <style:text-properties fo:color="#ffffff" style:font-name="Cantarel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1" draw:id="id1" draw:layer="layout" svg:width="4.438cm" svg:height="5.622cm" svg:x="1.27cm" svg:y="7.229cm">
          <text:p text:style-name="P1"><text:span text:style-name="T1">Website</text:span></text:p>
          <draw:enhanced-geometry svg:viewBox="0 0 21600 21600" draw:type="rectangle" draw:enhanced-path="M 0 0 L 21600 0 21600 21600 0 21600 0 0 Z N"/>
        </draw:custom-shape>
        <draw:custom-shape draw:style-name="gr2" draw:text-style-name="P3" draw:layer="layout" svg:width="4.438cm" svg:height="5.622cm" svg:x="11.921cm" svg:y="7.229cm">
          <text:p text:style-name="P1"><text:span text:style-name="T1">Push API</text:span></text:p>
          <draw:enhanced-geometry svg:viewBox="0 0 21600 21600" draw:mirror-horizontal="false" draw:mirror-vertical="false" draw:type="rectangle" draw:enhanced-path="M 0 0 L 21600 0 21600 21600 0 21600 0 0 Z N"/>
        </draw:custom-shape>
        <draw:custom-shape draw:style-name="gr3" draw:text-style-name="P3" xml:id="id3" draw:id="id3" draw:layer="layout" svg:width="4.438cm" svg:height="3.255cm" svg:x="11.626cm" svg:y="1.016cm">
          <text:p text:style-name="P1"><text:span text:style-name="T1">Push </text:span><text:span text:style-name="T1"><text:line-break/></text:span><text:span text:style-name="T1">Serv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4" draw:layer="layout" svg:x1="5.708cm" svg:y1="8.699cm" svg:x2="11.921cm" svg:y2="8.699cm">
          <text:p/>
        </draw:line>
        <draw:frame draw:style-name="gr5" draw:text-style-name="P5" draw:layer="layout" svg:width="3.756cm" svg:height="0.785cm" svg:x="7.272cm" svg:y="7.932cm">
          <draw:text-box>
            <text:p><text:span text:style-name="T2">subscribe()</text:span></text:p>
          </draw:text-box>
        </draw:frame>
        <draw:custom-shape draw:style-name="gr6" draw:text-style-name="P6" draw:layer="layout" svg:width="0.592cm" svg:height="0.592cm" svg:x="6.675cm" svg:y="8.014cm">
          <text:p text:style-name="P1"><text:span text:style-name="T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2.809cm" svg:y1="7.23cm" svg:x2="12.809cm" svg:y2="3.975cm">
          <text:p/>
        </draw:line>
        <draw:custom-shape draw:style-name="gr8" draw:text-style-name="P8" draw:layer="layout" svg:width="0.592cm" svg:height="0.592cm" svg:x="11.921cm" svg:y="5.158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591cm" svg:height="0.592cm" svg:x="12.998cm" svg:y="5.158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3.75cm" svg:y1="4.271cm" svg:x2="13.75cm" svg:y2="7.23cm">
          <text:p/>
        </draw:line>
        <draw:line draw:style-name="gr4" draw:text-style-name="P7" draw:layer="layout" svg:x1="11.921cm" svg:y1="9.82cm" svg:x2="5.708cm" svg:y2="9.82cm">
          <text:p/>
        </draw:line>
        <draw:custom-shape draw:style-name="gr9" draw:text-style-name="P6" draw:layer="layout" svg:width="0.592cm" svg:height="0.591cm" svg:x="6.676cm" svg:y="8.016cm">
          <text:p text:style-name="P1"><text:span text:style-name="T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3.607cm" svg:height="0.785cm" svg:x="7.274cm" svg:y="9.097cm">
          <draw:text-box>
            <text:p><text:span text:style-name="T2">Endpoint <text:s/>+ keys</text:span></text:p>
          </draw:text-box>
        </draw:frame>
        <draw:custom-shape draw:style-name="gr6" draw:text-style-name="P6" draw:layer="layout" svg:width="0.592cm" svg:height="0.592cm" svg:x="6.676cm" svg:y="9.179cm">
          <text:p text:style-name="P1"><text:span text:style-name="T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592cm" svg:height="0.592cm" svg:x="6.677cm" svg:y="9.18cm">
          <text:p text:style-name="P1"><text:span text:style-name="T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4.438cm" svg:height="5.622cm" svg:x="21.781cm" svg:y="7.229cm">
          <text:p text:style-name="P1"><text:span text:style-name="T1">Server</text:span></text:p>
          <draw:enhanced-geometry svg:viewBox="0 0 21600 21600" draw:type="rectangle" draw:enhanced-path="M 0 0 L 21600 0 21600 21600 0 21600 0 0 Z N"/>
        </draw:custom-shape>
        <draw:connector draw:style-name="gr4" draw:text-style-name="P7" draw:layer="layout" draw:line-skew="0.872cm" svg:x1="3.489cm" svg:y1="12.851cm" svg:x2="24cm" svg:y2="12.851cm" draw:start-shape="id1" draw:start-glue-point="2" draw:end-shape="id2" svg:d="M3489 12851v1373h20511v-1373" svg:viewBox="0 0 20512 1374">
          <text:p/>
        </draw:connector>
        <draw:frame draw:style-name="gr11" draw:text-style-name="P5" draw:layer="layout" svg:width="4.628cm" svg:height="0.785cm" svg:x="12.517cm" svg:y="14.455cm">
          <draw:text-box>
            <text:p><text:span text:style-name="T2">Endpoint <text:s/>+ keys</text:span></text:p>
          </draw:text-box>
        </draw:frame>
        <draw:custom-shape draw:style-name="gr9" draw:text-style-name="P6" draw:layer="layout" svg:width="0.592cm" svg:height="0.591cm" svg:x="11.919cm" svg:y="14.538cm">
          <text:p text:style-name="P1"><text:span text:style-name="T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592cm" svg:height="0.592cm" svg:x="11.92cm" svg:y="14.539cm">
          <text:p text:style-name="P1"><text:span text:style-name="T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7" draw:layer="layout" svg:x1="24cm" svg:y1="7.229cm" svg:x2="16.064cm" svg:y2="2.643cm" draw:start-shape="id2" draw:start-glue-point="0" draw:end-shape="id3" draw:end-glue-point="1" svg:d="M24000 7229v-4586h-7936" svg:viewBox="0 0 7937 4587">
          <text:p/>
        </draw:connector>
        <draw:frame draw:style-name="gr12" draw:text-style-name="P5" draw:layer="layout" svg:width="4.672cm" svg:height="0.785cm" svg:x="18.241cm" svg:y="1.71cm">
          <draw:text-box>
            <text:p><text:span text:style-name="T2">Notification + Payload</text:span></text:p>
          </draw:text-box>
        </draw:frame>
        <draw:custom-shape draw:style-name="gr6" draw:text-style-name="P6" draw:layer="layout" svg:width="0.592cm" svg:height="0.592cm" svg:x="17.643cm" svg:y="1.793cm">
          <text:p text:style-name="P1"><text:span text:style-name="T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592cm" svg:height="0.592cm" svg:x="17.644cm" svg:y="1.794cm">
          <text:p text:style-name="P1"><text:span text:style-name="T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592cm" svg:height="0.592cm" svg:x="14.483cm" svg:y="5.158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5.176cm" svg:y1="3.975cm" svg:x2="15.235cm" svg:y2="7.23cm">
          <text:p/>
        </draw:line>
        <draw:line draw:style-name="gr4" draw:text-style-name="P7" draw:layer="layout" svg:x1="11.922cm" svg:y1="11.508cm" svg:x2="5.709cm" svg:y2="11.508cm">
          <text:p/>
        </draw:line>
        <draw:frame draw:style-name="gr13" draw:text-style-name="P5" draw:layer="layout" svg:width="2.967cm" svg:height="0.786cm" svg:x="7.275cm" svg:y="10.784cm">
          <draw:text-box>
            <text:p><text:span text:style-name="T2">“</text:span><text:span text:style-name="T2">push” event</text:span></text:p>
          </draw:text-box>
        </draw:frame>
        <draw:custom-shape draw:style-name="gr6" draw:text-style-name="P6" draw:layer="layout" svg:width="0.592cm" svg:height="0.592cm" svg:x="6.677cm" svg:y="10.867cm">
          <text:p text:style-name="P1"><text:span text:style-name="T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592cm" svg:height="0.592cm" svg:x="6.678cm" svg:y="10.868cm">
          <text:p text:style-name="P1"><text:span text:style-name="T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3.556cm" svg:height="2.367cm" svg:x="6.35cm" svg:y="1.524cm">
          <text:p text:style-name="P1"><text:span text:style-name="T1">Notification </text:span><text:span text:style-name="T1"><text:line-break/></text:span><text:span text:style-name="T1">API</text:span></text:p>
          <draw:enhanced-geometry svg:viewBox="0 0 21600 21600" draw:mirror-horizontal="false" draw:mirror-vertical="false" draw:type="rectangle" draw:enhanced-path="M 0 0 L 21600 0 21600 21600 0 21600 0 0 Z N"/>
        </draw:custom-shape>
        <draw:frame draw:style-name="gr15" draw:text-style-name="P5" draw:layer="layout" svg:width="3.98cm" svg:height="1.097cm" svg:x="2.37cm" svg:y="1.778cm">
          <draw:text-box>
            <text:p><text:span text:style-name="T2">requestPermission()</text:span></text:p>
          </draw:text-box>
        </draw:frame>
        <draw:custom-shape draw:style-name="gr9" draw:text-style-name="P6" draw:layer="layout" svg:width="0.591cm" svg:height="0.591cm" svg:x="1.893cm" svg:y="1.852cm">
          <text:p text:style-name="P1"><text:span text:style-name="T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591cm" svg:height="0.592cm" svg:x="1.894cm" svg:y="1.853cm">
          <text:p text:style-name="P1"><text:span text:style-name="T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9" draw:layer="layout" svg:x1="1.524cm" svg:y1="7.229cm" svg:x2="1.524cm" svg:y2="2.54cm">
          <text:p/>
        </draw:line>
        <draw:line draw:style-name="gr4" draw:text-style-name="P9" draw:layer="layout" svg:x1="1.524cm" svg:y1="2.54cm" svg:x2="6.38cm" svg:y2="2.54cm">
          <text:p/>
        </draw:line>
        <draw:frame draw:style-name="gr18" draw:text-style-name="P5" draw:layer="layout" svg:width="4.912cm" svg:height="0.674cm" svg:x="4.74cm" svg:y="5.334cm">
          <draw:text-box>
            <text:p><text:span text:style-name="T2">“</text:span><text:span text:style-name="T2">notificationclicked” event</text:span></text:p>
          </draw:text-box>
        </draw:frame>
        <draw:custom-shape draw:style-name="gr6" draw:text-style-name="P6" draw:layer="layout" svg:width="0.591cm" svg:height="0.592cm" svg:x="4.294cm" svg:y="5.454cm">
          <text:p text:style-name="P1"><text:span text:style-name="T2">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5.334cm" svg:y1="6.096cm" svg:x2="5.334cm" svg:y2="7.229cm">
          <text:p/>
        </draw:line>
        <draw:line draw:style-name="gr17" draw:text-style-name="P9" draw:layer="layout" svg:x1="5.334cm" svg:y1="6.096cm" svg:x2="9.398cm" svg:y2="6.096cm">
          <text:p/>
        </draw:line>
        <draw:line draw:style-name="gr17" draw:text-style-name="P9" draw:layer="layout" svg:x1="9.398cm" svg:y1="3.891cm" svg:x2="9.398cm" svg:y2="6.096cm">
          <text:p/>
        </draw:line>
        <draw:frame draw:style-name="gr18" draw:text-style-name="P5" draw:layer="layout" svg:width="4.912cm" svg:height="0.674cm" svg:x="2.94cm" svg:y="4.334cm">
          <draw:text-box>
            <text:p><text:span text:style-name="T2">showNotification()</text:span></text:p>
          </draw:text-box>
        </draw:frame>
        <draw:custom-shape draw:style-name="gr6" draw:text-style-name="P6" draw:layer="layout" svg:width="0.591cm" svg:height="0.592cm" svg:x="2.494cm" svg:y="4.454cm">
          <text:p text:style-name="P1"><text:span text:style-name="T2">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3.534cm" svg:y1="5.096cm" svg:x2="3.556cm" svg:y2="7.229cm">
          <text:p/>
        </draw:line>
        <draw:line draw:style-name="gr17" draw:text-style-name="P9" draw:layer="layout" svg:x1="3.534cm" svg:y1="5.096cm" svg:x2="7.598cm" svg:y2="5.096cm">
          <text:p/>
        </draw:line>
        <draw:line draw:style-name="gr17" draw:text-style-name="P9" draw:layer="layout" svg:x1="7.598cm" svg:y1="3.891cm" svg:x2="7.598cm" svg:y2="5.096cm">
          <text:p/>
        </draw:line>
        <presentation:notes draw:style-name="dp2">
          <draw:page-thumbnail draw:style-name="gr19"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2T13:53:37.202190416</meta:creation-date>
    <dc:date>2018-07-31T20:19:08.769212845</dc:date>
    <meta:editing-duration>PT1H52M59S</meta:editing-duration>
    <meta:editing-cycles>3</meta:editing-cycles>
    <meta:generator>LibreOffice/6.0.5.2$Linux_X86_64 LibreOffice_project/00m0$Build-2</meta:generator>
    <meta:document-statistic meta:object-count="69"/>
  </office:meta>
</office:document-meta>
</file>